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626in" fo:orphans="2" fo:widows="2" fo:text-indent="0in" style:auto-text-indent="false" fo:padding="0in" fo:border="none"/>
      <style:text-properties fo:font-variant="normal" fo:text-transform="none" fo:color="#2d3b45" style:font-name="Lato" fo:font-size="12pt" fo:letter-spacing="normal" fo:font-style="normal" fo:font-weight="normal"/>
    </style:style>
    <style:style style:name="P2" style:family="paragraph" style:parent-style-name="Text_20_body" style:list-style-name="L1">
      <style:paragraph-properties fo:margin-left="0in" fo:margin-right="0in" fo:margin-top="0in" fo:margin-bottom="0.0626in" fo:orphans="2" fo:widows="2" fo:text-indent="0in" style:auto-text-indent="false" fo:padding="0in" fo:border="non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top="0in" fo:margin-bottom="0.0626in" fo:orphans="2" fo:widows="2" fo:padding="0in" fo:border="none"/>
      <style:text-properties fo:font-variant="normal" fo:text-transform="none" fo:color="#2d3b45" style:font-name="Lato" fo:font-size="12pt" fo:letter-spacing="normal" fo:font-style="normal" fo:font-weight="normal"/>
    </style:style>
    <style:style style:name="P4" style:family="paragraph" style:parent-style-name="Text_20_body" style:list-style-name="L1">
      <style:paragraph-properties fo:margin-top="0in" fo:margin-bottom="0.0626in" fo:orphans="2" fo:widows="2" fo:padding="0in" fo:border="none"/>
      <style:text-properties fo:font-variant="normal" fo:text-transform="none" fo:color="#2d3b45" style:font-name="Lato" fo:font-size="12pt" fo:letter-spacing="normal" fo:font-style="normal" fo:font-weight="normal"/>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eron Clark </text:p>
      <text:p text:style-name="Standard">SDEV 153</text:p>
      <text:p text:style-name="Standard">2/26/2019</text:p>
      <text:p text:style-name="Standard">sftp://cclark254@bobbi.ivytech.edu/home/cclark254/public_html/SDEV153/FP2/index.html</text:p>
      <text:p text:style-name="Standard"/>
      <text:list xml:id="list689420139818592910" text:style-name="L1">
        <text:list-item>
          <text:p text:style-name="P2">What have you accomplished so far?</text:p>
        </text:list-item>
      </text:list>
      <text:p text:style-name="P1">I have populated all of the webpages except for Contact. I was able to solve a huge issue I had with Javascript burger navigation menu for mobile that was tripping me up for several weeks. I'd like to continue tweaking the CSS on that burger navigation to make it look better, but for now I'm glad to have it working as intended.</text:p>
      <text:list xml:id="list22249469" text:continue-numbering="true" text:style-name="L1">
        <text:list-item>
          <text:p text:style-name="P4">What do you still need to get done?</text:p>
        </text:list-item>
      </text:list>
      <text:p text:style-name="P3">I need to do a lot more CSS, I need to make each page responsive for mobile and for larger monitors capable of 2K and 4K resolution. I also need to delete large comments of code that I no longer feel is necessary. </text:p>
      <text:list xml:id="list22243236" text:continue-numbering="true" text:style-name="L1">
        <text:list-item>
          <text:p text:style-name="P4">What questions do you have?</text:p>
        </text:list-item>
      </text:list>
      <text:p text:style-name="P3">I know that there is a way to utilize Javascript to automatically scroll to a point on a page. I think it would be cool to utilize the gallery function of my Fruit &amp; Nut Tree pages to automatically scroll down to an information box about the specific fruit and nut tree.<text:line-break/><text:line-break/>I understand this is unnecessary, as I already have two Javascript components, but I think it would be an awesome addition to the functionality of the websi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Clark</meta:initial-creator>
    <meta:creation-date>2020-02-26T01:57:02.27</meta:creation-date>
    <meta:document-statistic meta:table-count="0" meta:image-count="0" meta:object-count="0" meta:page-count="1" meta:paragraph-count="10" meta:word-count="212" meta:character-count="1192"/>
    <dc:date>2020-02-26T02:02:40.84</dc:date>
    <dc:creator>Cameron Clark</dc:creator>
    <meta:editing-duration>PT5M41S</meta:editing-duration>
    <meta:editing-cycles>1</meta:editing-cycles>
    <meta:generator>OpenOffice/4.1.7$Win32 OpenOffice.org_project/417m1$Build-9800</meta:generator>
  </office:meta>
</office:document-meta>
</file>